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Delegat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Delegate.create( Object target , String methodName ,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o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or.setMethodName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tProtection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firstInstanc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Delegate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Delega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Delegate.createStatic( Class targetClass , String methodName ,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or.setInterface( Class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TargetClass( Class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nerateClass( ClassVisitor 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Generator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nextInstance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